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text-indent="0cm" style:auto-text-indent="false"/>
    </style:style>
    <style:style style:name="P2"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style:font-name="Calibri" fo:font-size="11pt" style:font-name-asian="Calibri1" style:font-size-asian="11pt" style:language-asian="en" style:country-asian="US" style:font-name-complex="Calibri1" style:font-size-complex="11pt"/>
    </style:style>
    <style:style style:name="P3"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Calibri" fo:font-size="11pt" style:font-name-asian="Calibri1" style:font-size-asian="11pt" style:language-asian="en" style:country-asian="US" style:font-name-complex="Calibri1" style:font-size-complex="11pt"/>
    </style:style>
    <style:style style:name="P4" style:family="paragraph" style:parent-style-name="Standard">
      <style:paragraph-properties fo:margin-left="0cm" fo:margin-right="0cm" fo:margin-top="0cm" fo:margin-bottom="0cm" style:contextual-spacing="false" fo:text-align="start" style:justify-single-word="false" fo:orphans="0" fo:widows="0" fo:text-indent="0cm" style:auto-text-indent="false"/>
      <style:text-properties style:font-name="Calibri" fo:font-size="11pt" style:font-name-asian="Calibri1" style:font-size-asian="11pt" style:language-asian="en" style:country-asian="US" style:font-name-complex="Calibri1" style:font-size-complex="11pt"/>
    </style:style>
    <style:style style:name="P5" style:family="paragraph" style:parent-style-name="Standard">
      <style:paragraph-properties fo:margin-left="10.231cm" fo:margin-right="0cm" fo:margin-top="0cm" fo:margin-bottom="0cm" style:contextual-spacing="false" fo:text-align="start" style:justify-single-word="false" fo:orphans="0" fo:widows="0" fo:text-indent="0cm" style:auto-text-indent="false"/>
      <style:text-properties style:font-name="Calibri" fo:font-size="11pt" style:font-name-asian="Calibri1" style:font-size-asian="11pt" style:language-asian="en" style:country-asian="US" style:font-name-complex="Calibri1" style:font-size-complex="11pt"/>
    </style:style>
    <style:style style:name="T1" style:family="text">
      <style:text-properties style:font-name="Calibri" fo:font-size="11pt" style:font-name-asian="Calibri1" style:font-size-asian="11pt" style:language-asian="en" style:country-asian="US" style:font-name-complex="Calibri1" style:font-size-complex="11pt"/>
    </style:style>
    <style:style style:name="T2" style:family="text">
      <style:text-properties fo:color="#000080" loext:opacity="100%" style:font-name="Calibri" fo:font-size="11pt" fo:language="zxx" fo:country="none" style:text-underline-style="solid" style:text-underline-width="auto" style:text-underline-color="font-color" style:font-name-asian="Calibri1" style:font-size-asian="11pt" style:language-asian="en" style:country-asian="US" style:font-name-complex="Calibri1" style:font-size-complex="11pt" style:language-complex="zxx" style:country-complex="none"/>
    </style:style>
    <style:style style:name="T3" style:family="text">
      <style:text-properties officeooo:rsid="0016ef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ugié Sylvain</text:span><text:line-break/><text:span text:style-name="T1">46500 Albiac,417 route de La Pèze </text:span><text:line-break/><text:span text:style-name="T1">06 72 06 98 50 </text:span></text:p>
      <text:p text:style-name="P1"><text:a xlink:type="simple" xlink:href="mailto:sylvainrougie@orange.fr" text:style-name="Standard" text:visited-style-name="Standard"><text:span text:style-name="T2">sylvainrougie@orange.fr</text:span></text:a></text:p>
      <text:p text:style-name="P2"/>
      <text:p text:style-name="P4">Objet : Lettre de motivation pour une formation en alternance</text:p>
      <text:p text:style-name="P3"/>
      <text:p text:style-name="P3"><text:s/>Madame, Monsieur,</text:p>
      <text:p text:style-name="P3"/>
      <text:p text:style-name="P3"/>
      <text:p text:style-name="P3">Actuellement étudiant en première année de licence, je souhaite intégrer dès le 12 décembre une formation en alternance chez O’clock. Pour me préparer concrètement au métier de Concepteur Développeur d’application, j’ai choisi la voie de l’alternance et je suis actuellement à la recherche de l’entreprise qui me permettra d’allier enseignement théorique et formation pratique.</text:p>
      <text:p text:style-name="P3"/>
      <text:p text:style-name="P3">Sérieux et motivé, je possède les compétences indispensables à la réussite d’une formation en alternance. Afin de mener à bien mon projet professionnel, je souhaite désormais approfondir mes connaissances dans le domaine du développement web.</text:p>
      <text:p text:style-name="P3"/>
      <text:p text:style-name="P3">Ayant passé une année en licence informatique et ne m'étant pas plus dû au cours trop théorique et au peu de pratique, je souhaite donc passer sur une formation en alternance chez O’Clock.</text:p>
      <text:p text:style-name="P3">Une année d’alternance à vos côtés me permettrait de mettre en pratique les notions étudiées et de proposer à mes futurs employeurs une solide expérience professionnelle.</text:p>
      <text:p text:style-name="P3"/>
      <text:p text:style-name="P3">Je reste à votre disposition pour tout complément d’information sur ma candidature ou le contenu de ma formation, qui démarre le 12 décembre sur un rythme d'une semaine <text:span text:style-name="T3">en cours</text:span> et 2 semaines en entreprise et je serai également réactif pour toute demande d’entretien, au téléphone ou au sein de vos locaux.</text:p>
      <text:p text:style-name="P3"/>
      <text:p text:style-name="P3">Dans l’attente d’une réponse de votre part, je vous prie d’agréer Madame, Monsieur mes sincères salutations,</text:p>
      <text:p text:style-name="P4"/>
      <text:p text:style-name="P5">Sylvain Rougié</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olice_20_par_20_défaut" style:display-name="Police par défau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7T15:46:05.255000000</dc:date>
    <meta:editing-duration>PT4M36S</meta:editing-duration>
    <meta:editing-cycles>5</meta:editing-cycles>
    <meta:generator>LibreOffice/7.3.5.2$Windows_X86_64 LibreOffice_project/184fe81b8c8c30d8b5082578aee2fed2ea847c01</meta:generator>
    <meta:document-statistic meta:table-count="0" meta:image-count="0" meta:object-count="0" meta:page-count="1" meta:paragraph-count="11" meta:word-count="244" meta:character-count="1572" meta:non-whitespace-character-count="1336"/>
  </office:meta>
</office:document-meta>
</file>